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de" fo:country="DE"/>
    </style:style>
    <style:style style:name="P5" style:parent-style-name="Listenabsatz" style:list-style-name="LFO1" style:family="paragraph"/>
    <style:style style:name="T6" style:parent-style-name="Absatz-Standardschriftart" style:family="text">
      <style:text-properties fo:font-weight="bold" style:font-weight-asian="bold" style:font-weight-complex="bold" fo:language="de" fo:country="DE"/>
    </style:style>
    <style:style style:name="T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8" style:parent-style-name="Absatz-Standardschriftart" style:family="text">
      <style:text-properties fo:font-weight="bold" style:font-weight-asian="bold" style:font-weight-complex="bold" fo:language="de" fo:country="DE"/>
    </style:style>
    <style:style style:name="T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1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P11" style:parent-style-name="Standard" style:family="paragraph">
      <style:text-properties fo:font-size="14pt" style:font-size-asian="14pt" style:font-size-complex="14pt" fo:language="de" fo:country="DE"/>
    </style:style>
    <style:style style:name="P12" style:parent-style-name="Standard" style:family="paragraph">
      <style:text-properties fo:font-size="14pt" style:font-size-asian="14pt" style:font-size-complex="14pt" fo:language="de" fo:country="DE"/>
    </style:style>
    <style:style style:name="P13" style:parent-style-name="Standard" style:family="paragraph">
      <style:text-properties fo:font-size="14pt" style:font-size-asian="14pt" style:font-size-complex="14pt" fo:language="de" fo:country="DE"/>
    </style:style>
    <style:style style:name="P14" style:parent-style-name="Standard" style:family="paragraph">
      <style:text-properties fo:font-size="14pt" style:font-size-asian="14pt" style:font-size-complex="14pt" fo:language="de" fo:country="DE"/>
    </style:style>
    <style:style style:name="P15" style:parent-style-name="Standard" style:family="paragraph">
      <style:text-properties fo:font-size="14pt" style:font-size-asian="14pt" style:font-size-complex="14pt" fo:language="de" fo:country="DE"/>
    </style:style>
    <style:style style:name="P16" style:parent-style-name="Standard" style:family="paragraph">
      <style:text-properties fo:font-size="14pt" style:font-size-asian="14pt" style:font-size-complex="14pt" fo:language="de" fo:country="DE"/>
    </style:style>
    <style:style style:name="P17" style:parent-style-name="Standard" style:family="paragraph">
      <style:text-properties fo:font-size="14pt" style:font-size-asian="14pt" style:font-size-complex="14pt" fo:language="de" fo:country="DE"/>
    </style:style>
    <style:style style:name="P18" style:parent-style-name="Standard" style:family="paragraph">
      <style:text-properties fo:font-size="14pt" style:font-size-asian="14pt" style:font-size-complex="14pt" fo:language="de" fo:country="DE"/>
    </style:style>
    <style:style style:name="P19" style:parent-style-name="Standard" style:family="paragraph">
      <style:text-properties fo:font-size="14pt" style:font-size-asian="14pt" style:font-size-complex="14pt" fo:language="de" fo:country="DE"/>
    </style:style>
    <style:style style:name="P20" style:parent-style-name="Standard" style:family="paragraph">
      <style:text-properties fo:font-size="14pt" style:font-size-asian="14pt" style:font-size-complex="14pt" fo:language="de" fo:country="DE"/>
    </style:style>
    <style:style style:name="P21" style:parent-style-name="Standard" style:family="paragraph">
      <style:text-properties fo:font-size="14pt" style:font-size-asian="14pt" style:font-size-complex="14pt" fo:language="de" fo:country="DE"/>
    </style:style>
    <style:style style:name="P22" style:parent-style-name="Standard" style:family="paragraph">
      <style:text-properties fo:font-size="14pt" style:font-size-asian="14pt" style:font-size-complex="14pt" fo:language="de" fo:country="DE"/>
    </style:style>
    <style:style style:name="P23" style:parent-style-name="Standard" style:family="paragraph">
      <style:text-properties fo:font-size="14pt" style:font-size-asian="14pt" style:font-size-complex="14pt" fo:language="de" fo:country="DE"/>
    </style:style>
    <style:style style:name="P24" style:parent-style-name="Standard" style:family="paragraph">
      <style:text-properties fo:font-size="14pt" style:font-size-asian="14pt" style:font-size-complex="14pt" fo:language="de" fo:country="DE"/>
    </style:style>
    <style:style style:name="P25" style:parent-style-name="Standard" style:family="paragraph">
      <style:text-properties fo:font-size="14pt" style:font-size-asian="14pt" style:font-size-complex="14pt" fo:language="de" fo:country="DE"/>
    </style:style>
    <style:style style:name="P26" style:parent-style-name="Standard" style:family="paragraph">
      <style:text-properties fo:font-size="14pt" style:font-size-asian="14pt" style:font-size-complex="14pt" fo:language="de" fo:country="DE"/>
    </style:style>
    <style:style style:name="P27" style:parent-style-name="Standard" style:family="paragraph">
      <style:text-properties fo:font-size="14pt" style:font-size-asian="14pt" style:font-size-complex="14pt" fo:language="de" fo:country="DE"/>
    </style:style>
    <style:style style:name="P28" style:parent-style-name="Standard" style:family="paragraph">
      <style:text-properties fo:font-size="14pt" style:font-size-asian="14pt" style:font-size-complex="14pt" fo:language="de" fo:country="DE"/>
    </style:style>
    <style:style style:name="P29" style:parent-style-name="Standard" style:family="paragraph">
      <style:text-properties fo:font-size="14pt" style:font-size-asian="14pt" style:font-size-complex="14pt" fo:language="de" fo:country="DE"/>
    </style:style>
    <style:style style:name="T30" style:parent-style-name="Absatz-Standardschriftart" style:family="text">
      <style:text-properties fo:font-size="14pt" style:font-size-asian="14pt" style:font-size-complex="14pt" fo:language="de" fo:country="DE"/>
    </style:style>
    <style:style style:name="T31" style:parent-style-name="Absatz-Standardschriftart" style:family="text">
      <style:text-properties fo:language="de" fo:country="DE"/>
    </style:style>
    <style:style style:name="T32" style:parent-style-name="Absatz-Standardschriftart" style:family="text">
      <style:text-properties fo:font-size="14pt" style:font-size-asian="14pt" style:font-size-complex="14pt" fo:language="de" fo:country="DE"/>
    </style:style>
    <style:style style:name="P33" style:parent-style-name="Standard" style:family="paragraph">
      <style:text-properties fo:font-size="14pt" style:font-size-asian="14pt" style:font-size-complex="14pt" fo:language="de" fo:country="DE"/>
    </style:style>
    <style:style style:name="P34" style:parent-style-name="Standard" style:family="paragraph">
      <style:text-properties fo:font-size="14pt" style:font-size-asian="14pt" style:font-size-complex="14pt" fo:language="de" fo:country="DE"/>
    </style:style>
    <style:style style:name="T35" style:parent-style-name="Absatz-Standardschriftart" style:family="text">
      <style:text-properties fo:font-size="14pt" style:font-size-asian="14pt" style:font-size-complex="14pt" fo:language="de" fo:country="DE"/>
    </style:style>
    <style:style style:name="T36" style:parent-style-name="Absatz-Standardschriftart" style:family="text">
      <style:text-properties fo:font-size="14pt" style:font-size-asian="14pt" style:font-size-complex="14pt" fo:language="de" fo:country="DE"/>
    </style:style>
    <style:style style:name="T37" style:parent-style-name="Absatz-Standardschriftart" style:family="text">
      <style:text-properties style:font-name="Segoe UI" style:font-name-asian="Times New Roman" style:font-name-complex="Segoe UI" fo:color="#374151" style:letter-kerning="false" fo:font-size="12pt" style:font-size-asian="12pt" style:font-size-complex="12pt" fo:language="de" fo:country="DE" style:language-asian="fr" style:country-asian="FR"/>
    </style:style>
    <style:style style:name="P38" style:parent-style-name="Standard" style:family="paragraph">
      <style:text-properties fo:font-size="14pt" style:font-size-asian="14pt" style:font-size-complex="14pt" fo:language="de" fo:country="DE"/>
    </style:style>
    <style:style style:name="T39" style:parent-style-name="Absatz-Standardschriftart" style:family="text">
      <style:text-properties fo:font-size="14pt" style:font-size-asian="14pt" style:font-size-complex="14pt" fo:language="de" fo:country="DE"/>
    </style:style>
    <style:style style:name="T40" style:parent-style-name="Absatz-Standardschriftart" style:family="text">
      <style:text-properties fo:language="de" fo:country="DE"/>
    </style:style>
    <style:style style:name="T41" style:parent-style-name="Absatz-Standardschriftart" style:family="text">
      <style:text-properties fo:font-size="14pt" style:font-size-asian="14pt" style:font-size-complex="14pt" fo:language="de" fo:country="DE"/>
    </style:style>
    <style:style style:name="T42" style:parent-style-name="Absatz-Standardschriftart" style:family="text">
      <style:text-properties fo:font-size="14pt" style:font-size-asian="14pt" style:font-size-complex="14pt" fo:language="de" fo:country="DE"/>
    </style:style>
    <style:style style:name="T43" style:parent-style-name="Absatz-Standardschriftart" style:family="text">
      <style:text-properties fo:font-size="14pt" style:font-size-asian="14pt" style:font-size-complex="14pt" fo:language="de" fo:country="DE"/>
    </style:style>
    <style:style style:name="T44" style:parent-style-name="Absatz-Standardschriftart" style:family="text">
      <style:text-properties fo:font-size="14pt" style:font-size-asian="14pt" style:font-size-complex="14pt" fo:language="de" fo:country="DE"/>
    </style:style>
    <style:style style:name="T45" style:parent-style-name="Absatz-Standardschriftart" style:family="text">
      <style:text-properties fo:font-size="14pt" style:font-size-asian="14pt" style:font-size-complex="14pt" fo:language="de" fo:country="DE"/>
    </style:style>
    <style:style style:name="P46" style:parent-style-name="Standard" style:family="paragraph">
      <style:text-properties fo:font-size="14pt" style:font-size-asian="14pt" style:font-size-complex="14pt" fo:language="de" fo:country="DE"/>
    </style:style>
    <style:style style:name="P47" style:parent-style-name="Standard" style:family="paragraph">
      <style:text-properties fo:font-size="14pt" style:font-size-asian="14pt" style:font-size-complex="14pt" fo:language="de" fo:country="DE"/>
    </style:style>
    <style:style style:name="P48" style:parent-style-name="Standard" style:family="paragraph">
      <style:text-properties fo:font-size="14pt" style:font-size-asian="14pt" style:font-size-complex="14pt" fo:language="de" fo:country="DE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 fo:language="de" fo:country="DE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Listenabsatz" style:list-style-name="LFO1" style:family="paragraph"/>
    <style:style style:name="T5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6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6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P62" style:parent-style-name="Standard" style:family="paragraph">
      <style:text-properties fo:font-size="14pt" style:font-size-asian="14pt" style:font-size-complex="14pt" fo:language="de" fo:country="DE"/>
    </style:style>
    <style:style style:name="P63" style:parent-style-name="Standard" style:family="paragraph">
      <style:text-properties fo:font-size="14pt" style:font-size-asian="14pt" style:font-size-complex="14pt" fo:language="de" fo:country="DE"/>
    </style:style>
    <style:style style:name="P64" style:parent-style-name="Standard" style:family="paragraph">
      <style:text-properties fo:font-size="14pt" style:font-size-asian="14pt" style:font-size-complex="14pt" fo:language="de" fo:country="DE"/>
    </style:style>
    <style:style style:name="P65" style:parent-style-name="Standard" style:family="paragraph">
      <style:text-properties fo:font-size="14pt" style:font-size-asian="14pt" style:font-size-complex="14pt" fo:language="de" fo:country="DE"/>
    </style:style>
    <style:style style:name="P66" style:parent-style-name="Standard" style:family="paragraph">
      <style:text-properties fo:font-size="14pt" style:font-size-asian="14pt" style:font-size-complex="14pt" fo:language="de" fo:country="DE"/>
    </style:style>
    <style:style style:name="P67" style:parent-style-name="Standard" style:family="paragraph">
      <style:text-properties fo:font-size="14pt" style:font-size-asian="14pt" style:font-size-complex="14pt" fo:language="de" fo:country="DE"/>
    </style:style>
    <style:style style:name="P68" style:parent-style-name="Standard" style:family="paragraph">
      <style:text-properties fo:font-size="14pt" style:font-size-asian="14pt" style:font-size-complex="14pt" fo:language="de" fo:country="DE"/>
    </style:style>
    <style:style style:name="P69" style:parent-style-name="Standard" style:family="paragraph">
      <style:text-properties fo:font-size="14pt" style:font-size-asian="14pt" style:font-size-complex="14pt" fo:language="de" fo:country="DE"/>
    </style:style>
    <style:style style:name="P70" style:parent-style-name="Standard" style:family="paragraph">
      <style:text-properties fo:font-size="14pt" style:font-size-asian="14pt" style:font-size-complex="14pt" fo:language="de" fo:country="DE"/>
    </style:style>
    <style:style style:name="P71" style:parent-style-name="Standard" style:family="paragraph">
      <style:text-properties fo:font-size="14pt" style:font-size-asian="14pt" style:font-size-complex="14pt" fo:language="de" fo:country="DE"/>
    </style:style>
    <style:style style:name="P72" style:parent-style-name="Standard" style:family="paragraph">
      <style:text-properties fo:font-size="14pt" style:font-size-asian="14pt" style:font-size-complex="14pt" fo:language="de" fo:country="DE"/>
    </style:style>
    <style:style style:name="P73" style:parent-style-name="Standard" style:family="paragraph">
      <style:text-properties fo:font-size="14pt" style:font-size-asian="14pt" style:font-size-complex="14pt" fo:language="de" fo:country="DE"/>
    </style:style>
    <style:style style:name="P74" style:parent-style-name="Standard" style:family="paragraph">
      <style:text-properties fo:font-size="14pt" style:font-size-asian="14pt" style:font-size-complex="14pt" fo:language="de" fo:country="DE"/>
    </style:style>
    <style:style style:name="P75" style:parent-style-name="Standard" style:family="paragraph">
      <style:text-properties fo:font-size="14pt" style:font-size-asian="14pt" style:font-size-complex="14pt" fo:language="de" fo:country="DE"/>
    </style:style>
    <style:style style:name="P76" style:parent-style-name="Standard" style:family="paragraph">
      <style:text-properties fo:font-size="14pt" style:font-size-asian="14pt" style:font-size-complex="14pt" fo:language="de" fo:country="DE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 fo:language="de" fo:country="DE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Listenabsatz" style:list-style-name="LFO1" style:family="paragraph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P83" style:parent-style-name="Standard" style:family="paragraph">
      <style:text-properties fo:font-size="14pt" style:font-size-asian="14pt" style:font-size-complex="14pt" fo:language="de" fo:country="DE"/>
    </style:style>
    <style:style style:name="P84" style:parent-style-name="Standard" style:family="paragraph">
      <style:text-properties fo:font-size="14pt" style:font-size-asian="14pt" style:font-size-complex="14pt" fo:language="de" fo:country="DE"/>
    </style:style>
    <style:style style:name="P85" style:parent-style-name="Standard" style:family="paragraph">
      <style:text-properties fo:font-size="14pt" style:font-size-asian="14pt" style:font-size-complex="14pt" fo:language="de" fo:country="DE"/>
    </style:style>
    <style:style style:name="P86" style:parent-style-name="Standard" style:family="paragraph">
      <style:text-properties fo:font-size="14pt" style:font-size-asian="14pt" style:font-size-complex="14pt" fo:language="de" fo:country="DE"/>
    </style:style>
    <style:style style:name="P87" style:parent-style-name="Standard" style:family="paragraph">
      <style:text-properties fo:font-size="14pt" style:font-size-asian="14pt" style:font-size-complex="14pt" fo:language="de" fo:country="DE"/>
    </style:style>
    <style:style style:name="P88" style:parent-style-name="Standard" style:family="paragraph">
      <style:text-properties fo:font-size="14pt" style:font-size-asian="14pt" style:font-size-complex="14pt" fo:language="de" fo:country="DE"/>
    </style:style>
    <style:style style:name="P89" style:parent-style-name="Standard" style:family="paragraph">
      <style:text-properties fo:font-size="14pt" style:font-size-asian="14pt" style:font-size-complex="14pt" fo:language="de" fo:country="DE"/>
    </style:style>
    <style:style style:name="T90" style:parent-style-name="Absatz-Standardschriftart" style:family="text">
      <style:text-properties fo:font-size="14pt" style:font-size-asian="14pt" style:font-size-complex="14pt" fo:language="de" fo:country="DE"/>
    </style:style>
    <style:style style:name="T91" style:parent-style-name="Absatz-Standardschriftart" style:family="text">
      <style:text-properties fo:language="de" fo:country="DE"/>
    </style:style>
    <style:style style:name="T92" style:parent-style-name="Absatz-Standardschriftart" style:family="text">
      <style:text-properties fo:font-size="14pt" style:font-size-asian="14pt" style:font-size-complex="14pt" fo:language="de" fo:country="DE"/>
    </style:style>
    <style:style style:name="P93" style:parent-style-name="Standard" style:family="paragraph">
      <style:text-properties fo:font-size="14pt" style:font-size-asian="14pt" style:font-size-complex="14pt" fo:language="de" fo:country="DE"/>
    </style:style>
    <style:style style:name="P94" style:parent-style-name="Standard" style:family="paragraph">
      <style:text-properties fo:font-size="14pt" style:font-size-asian="14pt" style:font-size-complex="14pt" fo:language="de" fo:country="DE"/>
    </style:style>
    <style:style style:name="P95" style:parent-style-name="Standard" style:family="paragraph">
      <style:text-properties fo:font-size="14pt" style:font-size-asian="14pt" style:font-size-complex="14pt" fo:language="de" fo:country="DE"/>
    </style:style>
    <style:style style:name="P96" style:parent-style-name="Standard" style:family="paragraph">
      <style:text-properties fo:font-size="14pt" style:font-size-asian="14pt" style:font-size-complex="14pt" fo:language="de" fo:country="DE"/>
    </style:style>
    <style:style style:name="P97" style:parent-style-name="Standard" style:family="paragraph">
      <style:text-properties fo:font-size="14pt" style:font-size-asian="14pt" style:font-size-complex="14pt" fo:language="de" fo:country="DE"/>
    </style:style>
    <style:style style:name="T98" style:parent-style-name="Absatz-Standardschriftart" style:family="text">
      <style:text-properties fo:font-size="14pt" style:font-size-asian="14pt" style:font-size-complex="14pt" fo:language="de" fo:country="DE"/>
    </style:style>
    <style:style style:name="T99" style:parent-style-name="Absatz-Standardschriftart" style:family="text">
      <style:text-properties fo:language="de" fo:country="DE"/>
    </style:style>
    <style:style style:name="T100" style:parent-style-name="Absatz-Standardschriftart" style:family="text">
      <style:text-properties fo:font-size="14pt" style:font-size-asian="14pt" style:font-size-complex="14pt" fo:language="de" fo:country="DE"/>
    </style:style>
    <style:style style:name="P101" style:parent-style-name="Standard" style:family="paragraph">
      <style:text-properties fo:font-size="14pt" style:font-size-asian="14pt" style:font-size-complex="14pt" fo:language="de" fo:country="DE"/>
    </style:style>
    <style:style style:name="P102" style:parent-style-name="Standard" style:family="paragraph">
      <style:text-properties fo:font-size="14pt" style:font-size-asian="14pt" style:font-size-complex="14pt" fo:language="de" fo:country="DE"/>
    </style:style>
    <style:style style:name="P103" style:parent-style-name="Standard" style:family="paragraph">
      <style:text-properties fo:font-size="14pt" style:font-size-asian="14pt" style:font-size-complex="14pt" fo:language="de" fo:country="DE"/>
    </style:style>
    <style:style style:name="P104" style:parent-style-name="Standard" style:family="paragraph">
      <style:text-properties fo:font-size="14pt" style:font-size-asian="14pt" style:font-size-complex="14pt" fo:language="de" fo:country="DE"/>
    </style:style>
    <style:style style:name="P105" style:parent-style-name="Standard" style:family="paragraph">
      <style:text-properties fo:font-size="14pt" style:font-size-asian="14pt" style:font-size-complex="14pt" fo:language="de" fo:country="DE"/>
    </style:style>
    <style:style style:name="P106" style:parent-style-name="Standard" style:family="paragraph">
      <style:text-properties fo:font-size="14pt" style:font-size-asian="14pt" style:font-size-complex="14pt" fo:language="de" fo:country="DE"/>
    </style:style>
    <style:style style:name="P107" style:parent-style-name="Standard" style:family="paragraph">
      <style:text-properties fo:font-size="14pt" style:font-size-asian="14pt" style:font-size-complex="14pt" fo:language="de" fo:country="DE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 fo:language="de" fo:country="DE"/>
    </style:style>
    <style:style style:name="P111" style:parent-style-name="Standard" style:family="paragraph">
      <style:text-properties fo:font-size="14pt" style:font-size-asian="14pt" style:font-size-complex="14pt" fo:language="de" fo:country="DE"/>
    </style:style>
    <style:style style:name="T112" style:parent-style-name="Absatz-Standardschriftart" style:family="text">
      <style:text-properties fo:font-size="14pt" style:font-size-asian="14pt" style:font-size-complex="14pt" fo:language="de" fo:country="DE"/>
    </style:style>
  </office:automatic-styles>
  <office:body>
    <office:text text:use-soft-page-breaks="true">
      <text:p text:style-name="P1"/>
      <text:p text:style-name="P2"/>
      <text:p text:style-name="P3">Fully dressed</text:p>
      <text:p text:style-name="P4"/>
      <text:list text:style-name="LFO1" text:continue-numbering="true">
        <text:list-item>
          <text:p text:style-name="P5"><text:span text:style-name="T6"><text:s/></text:span><text:span text:style-name="T7">UC1:</text:span><text:span text:style-name="T8"><text:s text:c="2"/></text:span><text:span text:style-name="T9">Konto (Registrierung / Anmeldung)</text:span><text:span text:style-name="T10"><text:s/>von Nutzer / Autovermittler</text:span></text:p>
        </text:list-item>
      </text:list>
      <text:p text:style-name="P11">-Primary Actor: Nutzer</text:p>
      <text:p text:style-name="P12">-Stakeholders and Interests:</text:p>
      <text:p text:style-name="P13"><text:s text:c="16"/>- <text:s/>Nutzer möchte ein neues Konto erstellen/ sich anmelden</text:p>
      <text:p text:style-name="P14"><text:s text:c="16"/>- Admin<text:s/><text:bookmark-start text:name="_Hlk131448073"/>will ,dass die Registrierung oder Anmeldung erfolgreich läuft.<text:bookmark-end text:name="_Hlk131448073"/></text:p>
      <text:p text:style-name="P15">-Preconditions: <text:s text:c="2"/>Der Benutzer hat<text:s/>U-Car<text:s/>installiert oder hat Zugriff auf die Website.</text:p>
      <text:p text:style-name="P16">-Postconditions: <text:s/>Der Benutzer hat ein neues Konto erstellt und kann sich nun in die<text:s/>U-Car<text:s/>einloggen.</text:p>
      <text:p text:style-name="P17"/>
      <text:p text:style-name="P18">-Main Sucess Scenario:</text:p>
      <text:p text:style-name="P19"/>
      <text:p text:style-name="P20"><text:s text:c="7"/>1.<text:s/>Der Benutzer öffnet die Carsharing-Software<text:s/>und klickt<text:s/><text:s/>auf <text:s/><text:s text:c="3"/>"Registrieren".</text:p>
      <text:p text:style-name="P21"><text:s text:c="6"/>2.<text:s/>Das System öffnet ein Formular zur Registrierung und fordert den Benutzer auf, seine persönlichen Informationen wie Name, E-Mail-Adresse, Telefonnummer und Passwort einzugeben.</text:p>
      <text:p text:style-name="P22"><text:s text:c="5"/>3.<text:s/>Der Benutzer gibt seine persönlichen Informationen ein und klickt auf die Schaltfläche "Registrieren".</text:p>
      <text:p text:style-name="P23"><text:s text:c="5"/>4.<text:s/>Das System überprüft die eingegebenen Informationen auf ihre Richtigkeit und Validität.</text:p>
      <text:p text:style-name="P24"><text:s text:c="5"/>5. Das System<text:s/>erstellt<text:s/><text:s/>ein neues Konto für den Benutzer und sendet eine Bestätigungs-E-Mail an die angegebene E-Mail-Adresse,<text:s/>Wenn die eingegebenen Informationen korrekt sind.</text:p>
      <text:p text:style-name="P25"><text:s text:c="5"/>6.<text:s/>Das System bestätigt die Aktivierung des Kontos und leitet den Benutzer auf die Anmeldeseite weiter.</text:p>
      <text:p text:style-name="P26"/>
      <text:p text:style-name="P27">-Extensions:</text:p>
      <text:p text:style-name="P28">1a.<text:s/>Der Benutzer öffnet die Carsharing-Software<text:s/>und klickt<text:s/><text:s/>auf <text:s/>"Anmelden".</text:p>
      <text:p text:style-name="P29"><text:s text:c="9"/>2.Das System öffnet ein Anmeldeformular und fordert den Benutzer auf, seine E-Mail-Adresse und sein Passwort einzugeben.</text:p>
      <text:p text:style-name="Standard"><text:span text:style-name="T30"><text:s text:c="10"/>3.</text:span><text:span text:style-name="T31"><text:s/></text:span><text:span text:style-name="T32">Der Benutzer gibt seine E-Mail-Adresse und sein Passwort ein und klickt auf die Schaltfläche "Anmelden"</text:span></text:p>
      <text:p text:style-name="P33"><text:s text:c="10"/>4.<text:s/><text:bookmark-start text:name="_Hlk131407662"/>Das System überprüft die eingegebenen Informationen auf ihre Richtigkeit und Validität<text:bookmark-end text:name="_Hlk131407662"/>.</text:p>
      <text:p text:style-name="P34"><text:s text:c="10"/>5. Das System<text:s/>leitet<text:s/>den Benutzer auf die Hauptseite der Carsharing-Software weiter, wenn die eingegebenen Informationen korrekt sind.</text:p>
      <text:p text:style-name="Standard"><text:span text:style-name="T35"><text:s text:c="10"/>6.<text:s/></text:span><text:span text:style-name="T36">Der Benutzer kann nun ein Fahrzeug reservieren oder mieten.</text:span><text:span text:style-name="T37"><text:s text:c="2"/></text:span></text:p>
      <text:p text:style-name="P38"><text:s text:c="7"/></text:p>
      <text:p text:style-name="Standard"><text:span text:style-name="T39"><text:s text:c="11"/>5a.</text:span><text:span text:style-name="T40"><text:s/></text:span><text:span text:style-name="T41">D</text:span><text:span text:style-name="T42">as System<text:s/></text:span><text:span text:style-name="T43">zeigt<text:s/></text:span><text:span text:style-name="T44">den Benutzer<text:s/></text:span><text:span text:style-name="T45">eine Meldung, dass die Informationen <text:s text:c="15"/>nicht korrekt sind</text:span></text:p>
      <text:p text:style-name="P46"/>
      <text:p text:style-name="P47">4a. Das System zeigt eine Fehlermeldung und der Nutzer wird aufgefordert, die Informationen zu überprüfen und erneut einzugeben, wenn die Informationen nicht korrekt sind.</text:p>
      <text:p text:style-name="P48"><text:s text:c="2"/></text:p>
      <text:p text:style-name="P49">-Special Requierements:</text:p>
      <text:p text:style-name="P50">-Technology und Data:</text:p>
      <text:p text:style-name="P51">-Frequency of Occurence: <text:s/>Die<text:s/>Anmeldung ist nur einmal mögliche mit einer <text:s text:c="4"/>gleichen Email Adresse</text:p>
      <text:p text:style-name="P52">-Open Issues:</text:p>
      <text:p text:style-name="P53"><text:s text:c="3"/></text:p>
      <text:p text:style-name="P54"/>
      <text:p text:style-name="P55"/>
      <text:p text:style-name="P56"/>
      <text:soft-page-break/>
      <text:list text:style-name="LFO1" text:continue-numbering="true">
        <text:list-item>
          <text:p text:style-name="P57"><text:span text:style-name="T58"><text:s text:c="3"/></text:span><text:span text:style-name="T59">UC</text:span><text:span text:style-name="T60">2</text:span><text:span text:style-name="T61"><text:s/>Fahrzeuge suchen</text:span></text:p>
        </text:list-item>
      </text:list>
      <text:p text:style-name="P62">-Primary Actor: Nutzer</text:p>
      <text:p text:style-name="P63">-Stakeholders:<text:s/></text:p>
      <text:p text:style-name="P64"><text:s text:c="11"/>Nutzer möchte ein verfügbares Auto finden</text:p>
      <text:p text:style-name="P65">-Preconditions: Der Nutzer hat sich erflogreich angemeldet.</text:p>
      <text:p text:style-name="P66">-Postconditions:<text:s/>Der Nutzer hat eine Liste verfügbarer Fahrzeuge erhalten, die<text:s/><text:s text:c="4"/>seinen Suchkriterien entsprechen</text:p>
      <text:p text:style-name="P67">-Main Sucess Scenario:</text:p>
      <text:p text:style-name="P68"><text:s text:c="10"/>1.<text:s/>Der Nutzer gibt<text:s/>die Suchfunktion(Standort, Fahrzeugtyp,Abholzeit, Rückgabezeit, Anzahl der Sitzplätze)<text:s/>in der Software</text:p>
      <text:p text:style-name="P69"><text:s text:c="10"/>2. Das System<text:s/>zeigt eine Liste von Fahrzeugen an, die den Suchkriterien des Nutzers entsprechen</text:p>
      <text:p text:style-name="P70"><text:s text:c="10"/>3.Der Nutzer wählt das passende Auto aus</text:p>
      <text:p text:style-name="P71"><text:s text:c="10"/>4.Das System, das ausgewählte Auto und fragt nach einer Buchung</text:p>
      <text:p text:style-name="P72"/>
      <text:p text:style-name="P73">-extensions:</text:p>
      <text:p text:style-name="P74"><text:s text:c="10"/>2a. Es sind keine Fahrzeuge verfügbar, die den Suchkriterien des Nutzers entsprechen</text:p>
      <text:p text:style-name="P75"><text:s text:c="10"/>2b. Die App zeigt eine Nachricht an, dass keine Fahrzeuge verfügbar sind</text:p>
      <text:p text:style-name="P76"/>
      <text:p text:style-name="P77">-Special Requierements:</text:p>
      <text:p text:style-name="P78">-Technology und Data:</text:p>
      <text:p text:style-name="P79">-Frequency of Occurence: Bei jeder Buchung , braucht man ein neue Suchung.</text:p>
      <text:p text:style-name="P80">-Open Issues:</text:p>
      <text:p text:style-name="P81"/>
      <text:list text:style-name="LFO1" text:continue-numbering="true">
        <text:list-item>
          <text:p text:style-name="P82">UC3: Fahrzeuge <text:s/>buchen<text:s text:c="2"/></text:p>
        </text:list-item>
      </text:list>
      <text:p text:style-name="P83">-Primary Actor: Nutzer</text:p>
      <text:p text:style-name="P84">-Stakeholders:<text:s/></text:p>
      <text:soft-page-break/>
      <text:p text:style-name="P85"><text:s text:c="10"/>-<text:s/>Nutzer: Nutzer möchte ein Auto buchen<text:s/></text:p>
      <text:p text:style-name="P86"><text:s text:c="10"/>-<text:s/>Admin: Admin<text:s/>will ,dass die<text:s/>Buchung<text:s/>erfolgreich läuft.</text:p>
      <text:p text:style-name="P87">-Preconditions: Der Nutzer hat ein verfügbares Fahrzeug <text:s/>gefunden</text:p>
      <text:p text:style-name="P88">-Postconditions: Das Fahrzeug ist für den Nutzer reserviert und steht zu dem<text:s/><text:s text:c="9"/>gebuchten Zeitpunkt zur Verfügung.</text:p>
      <text:p text:style-name="P89"/>
      <text:p text:style-name="Standard"><text:span text:style-name="T90">-</text:span><text:span text:style-name="T91"><text:s/></text:span><text:span text:style-name="T92">Main Success Scenario:</text:span></text:p>
      <text:p text:style-name="P93"/>
      <text:p text:style-name="P94"><text:s text:c="4"/>1.Das System zeigt den vom Nutzer ausgewählten Fahrzeug und fragt nach einer Bestätigung der Auswahl</text:p>
      <text:p text:style-name="P95"><text:s text:c="4"/>2.Der Nutzer bestätigt seine Auswahl</text:p>
      <text:p text:style-name="P96"><text:s text:c="4"/>3. Das System schickt eine Anfrage zu der Vermittler, der sie bestätigt soll</text:p>
      <text:p text:style-name="P97"><text:s text:c="5"/>4.Das System bestätigt die Buchung und zeigt die Details der Reservierung an</text:p>
      <text:p text:style-name="Standard"><text:span text:style-name="T98"><text:s text:c="5"/>5.</text:span><text:span text:style-name="T99"><text:s/></text:span><text:span text:style-name="T100">Das Fahrzeug wird für den Nutzer reserviert und ist zu dem gebuchten Zeitpunkt verfügbar</text:span></text:p>
      <text:p text:style-name="P101"/>
      <text:p text:style-name="P102">-Extensions:</text:p>
      <text:p text:style-name="P103"><text:s text:c="7"/>3a. Der Vermittler bestätigt nicht die Buchung<text:s/></text:p>
      <text:p text:style-name="P104"><text:s text:c="16"/></text:p>
      <text:p text:style-name="P105"><text:s text:c="7"/>4a. Ein anderer Nutzer hat das gleiche Fahrzeug zur gleichen Zeit gebucht</text:p>
      <text:p text:style-name="P106"><text:s text:c="7"/>4b. Die App zeigt eine Fehlermeldung an und fordert den Nutzer auf, eine<text:s/><text:s text:c="4"/>andere Buchung vorzunehmen</text:p>
      <text:p text:style-name="P107"><text:s text:c="4"/></text:p>
      <text:p text:style-name="P108">-Special Requierements:</text:p>
      <text:p text:style-name="P109">-Technology und Data:</text:p>
      <text:p text:style-name="P110">-Frequency of Occurence: Buchung nach<text:s/>jede Bestätigung der Suchung</text:p>
      <text:p text:style-name="P111">-Open Issues:</text:p>
      <text:p text:style-name="Standard"><text:span text:style-name="T112"><text:s text:c="9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 fo:font-size="11pt" style:font-size-asian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sine Kenmo</meta:initial-creator>
    <dc:creator>Rosine Kenmo</dc:creator>
    <meta:creation-date>2023-04-20T05:42:00Z</meta:creation-date>
    <dc:date>2023-04-20T06:02:00Z</dc:date>
    <meta:template xlink:href="Normal" xlink:type="simple"/>
    <meta:editing-cycles>1</meta:editing-cycles>
    <meta:editing-duration>PT720S</meta:editing-duration>
    <meta:document-statistic meta:page-count="4" meta:paragraph-count="9" meta:word-count="728" meta:character-count="4723" meta:row-count="33" meta:non-whitespace-character-count="4004"/>
  </office:meta>
</office:document-meta>
</file>